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3"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P14" style:family="paragraph" style:parent-style-name="Standard" style:list-style-name="L1">
      <style:text-properties fo:font-size="12pt" fo:font-weight="normal" style:font-size-asian="12pt" style:font-weight-asian="normal" style:font-size-complex="12pt" style:font-weight-complex="normal"/>
    </style:style>
    <style:style style:name="P15"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16" style:family="paragraph" style:parent-style-name="Standard" style:master-page-name="">
      <style:paragraph-properties fo:margin-left="0.4898in" fo:margin-right="0in" fo:margin-top="0in" fo:margin-bottom="0.1in" fo:text-indent="0in" style:auto-text-indent="false" style:page-number="auto"/>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8" style:family="paragraph" style:parent-style-name="Standard" style:list-style-name="L2">
      <style:paragraph-properties fo:margin-top="0in" fo:margin-bottom="0.1in"/>
      <style:text-properties fo:font-size="12pt" fo:font-weight="normal" style:font-size-asian="12pt" style:font-weight-asian="normal" style:font-size-complex="12pt" style:font-weight-complex="normal"/>
    </style:style>
    <style:style style:name="P19" style:family="paragraph" style:parent-style-name="Standard" style:list-style-name="L3">
      <style:paragraph-properties fo:margin-top="0in" fo:margin-bottom="0.1in"/>
      <style:text-properties fo:font-size="12pt" fo:font-weight="normal" style:font-size-asian="12pt" style:font-weight-asian="normal" style:font-size-complex="12pt" style:font-weight-complex="normal"/>
    </style:style>
    <style:style style:name="P20" style:family="paragraph" style:parent-style-name="Standard" style:list-style-name="L4">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7">
      <style:paragraph-properties fo:margin-top="0in" fo:margin-bottom="0.1in"/>
      <style:text-properties fo:font-size="12pt" fo:font-weight="normal" style:font-size-asian="12pt" style:font-weight-asian="normal" style:font-size-complex="12pt" style:font-weight-complex="normal"/>
    </style:style>
    <style:style style:name="P24"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2191675762752468846" text:style-name="L1">
        <text:list-item>
          <text:p text:style-name="P15">Partially complete sections of the code might not result in player-interactable sets of behaviour.</text:p>
          <text:list>
            <text:list-item>
              <text:p text:style-name="P14">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4">I might not have a working prototype by the end of the sprint.</text:p>
          <text:list>
            <text:list-item>
              <text:p text:style-name="P14">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4">My existing suite of unit tests might not reflect the required behaviours of the module they're testing, especially when it comes to things facing the underlying engine (transform manipulation, parenting, etc).</text:p>
          <text:list>
            <text:list-item>
              <text:p text:style-name="P14">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4">There might be some hidden amount of complexity that I hadn't considered that will be necessary to deploy some important part of the prototype.</text:p>
          <text:list>
            <text:list-item>
              <text:p text:style-name="P14">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4">I might spend more time trying to prove an implementation with unit tests than those proofs are worth.</text:p>
          <text:list>
            <text:list-item>
              <text:p text:style-name="P14">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4">I might spend more hours senselessly fighting Unity's serialization nightmares, eating up productive hours.</text:p>
          <text:list>
            <text:list-item>
              <text:p text:style-name="P14">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4">I might poorly prioritize my work, spending too much time on tasks that aren't strictly critical and not enough on those that are.</text:p>
          <text:list>
            <text:list-item>
              <text:p text:style-name="P14">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4">The code I've built for handling the construction of various game entities during runtime might not extend well to constructing them at design time.</text:p>
          <text:list>
            <text:list-item>
              <text:p text:style-name="P14">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4">I might not have good coverage with my various tests, and that lack of coverage might cause me to forget necessary behaviour before I manage to cover it.</text:p>
          <text:list>
            <text:list-item>
              <text:p text:style-name="P14">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4">I might not have a good idea of what's critical, what's important, what's useful, and what's merely nice to have.</text:p>
          <text:list>
            <text:list-item>
              <text:p text:style-name="P14">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4">UIControl might become a tangled mess of nonsense that's hard to debug, and separating it out into components might be more trouble than it's worth.</text:p>
          <text:list>
            <text:list-item>
              <text:p text:style-name="P14">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4">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6">Critical</text:p>
      <text:list xml:id="list1786799347312741828" text:style-name="L2">
        <text:list-item>
          <text:p text:style-name="P18"/>
        </text:list-item>
      </text:list>
      <text:p text:style-name="P11"/>
      <text:p text:style-name="P11">Important (6 hours remaining)</text:p>
      <text:list xml:id="list7018004518076879662" text:style-name="L3">
        <text:list-item>
          <text:p text:style-name="P19">Improve the BlobHighwaySummaryDisplay to disambigulate which BlobHighway is selected and which endpoint is which.</text:p>
          <text:list>
            <text:list-item>
              <text:p text:style-name="P19">Estimated 1 hour to complete.</text:p>
            </text:list-item>
          </text:list>
        </text:list-item>
        <text:list-item>
          <text:p text:style-name="P19">Greenlight all of the broken unit tests.</text:p>
          <text:list>
            <text:list-item>
              <text:p text:style-name="P19">Estimated 5 hours to complete.</text:p>
            </text:list-item>
          </text:list>
        </text:list-item>
      </text:list>
      <text:p text:style-name="P11"/>
      <text:p text:style-name="P11">Desirable (11 1/2 hours remaining)</text:p>
      <text:list xml:id="list3655912205726330764" text:style-name="L4">
        <text:list-item>
          <text:p text:style-name="P20">Integrate HighwayUpgrading into the game proper.</text:p>
          <text:list>
            <text:list-item>
              <text:p text:style-name="P20">Add UI elements to HighwaySummaryDisplay that allow the creation and destruction of HighwayUpgraders.</text:p>
              <text:list>
                <text:list-item>
                  <text:p text:style-name="P20">Estimated 30 minutes to complete.</text:p>
                </text:list-item>
              </text:list>
            </text:list-item>
            <text:list-item>
              <text:p text:style-name="P20">Add unit tests to BlobDistributor to handle distributing blobs into MapEdges, for the purposes of HighwayUpgrading.</text:p>
              <text:list>
                <text:list-item>
                  <text:p text:style-name="P20">Estimated 1 hour to complete.</text:p>
                </text:list-item>
              </text:list>
            </text:list-item>
            <text:list-item>
              <text:p text:style-name="P20">Greenlight the BlobDistributor unit tests.</text:p>
              <text:list>
                <text:list-item>
                  <text:p text:style-name="P20">Estimated 30 minutes to complete.</text:p>
                </text:list-item>
              </text:list>
            </text:list-item>
            <text:list-item>
              <text:p text:style-name="P20">Debug the process by which HighwayUpgraders change the profiles of their highways.</text:p>
              <text:list>
                <text:list-item>
                  <text:p text:style-name="P20">Estimated 30 minutes to complete.</text:p>
                </text:list-item>
              </text:list>
            </text:list-item>
          </text:list>
        </text:list-item>
        <text:list-item>
          <text:p text:style-name="P20">Improve the ConstructionPanelUI to properly disambigulate which MapNode is being selected.</text:p>
          <text:list>
            <text:list-item>
              <text:p text:style-name="P20">Estimated 30 minutes to complete.</text:p>
            </text:list-item>
          </text:list>
        </text:list-item>
        <text:list-item>
          <text:p text:style-name="P20">Improve the ConstructionZoneSummaryDisplay to properly disambigulate which ConstructionZone is being selected.</text:p>
          <text:list>
            <text:list-item>
              <text:p text:style-name="P20">Estimated 30 minutes to complete.</text:p>
            </text:list-item>
          </text:list>
        </text:list-item>
        <text:list-item>
          <text:p text:style-name="P20">Extend ConstructionZone creation into the editor.</text:p>
          <text:list>
            <text:list-item>
              <text:p text:style-name="P20">Estimated 5 hours to complete.</text:p>
            </text:list-item>
          </text:list>
        </text:list-item>
        <text:list-item>
          <text:p text:style-name="P20">Extend Highway construction into the editor.</text:p>
          <text:list>
            <text:list-item>
              <text:p text:style-name="P20">Estimated 3 hours to complete.</text:p>
            </text:list-item>
          </text:list>
        </text:list-item>
      </text:list>
      <text:p text:style-name="P13">In Progress</text:p>
      <text:list xml:id="list6523141756755782887" text:style-name="L5">
        <text:list-header>
          <text:p text:style-name="P21"><text:s/></text:p>
        </text:list-header>
        <text:list-item>
          <text:p text:style-name="P21">[Important] Establish the logic necessary to handle Empty Land conversion.</text:p>
          <text:list>
            <text:list-item>
              <text:p text:style-name="P21">Estimated 5 hours to complete.</text:p>
            </text:list-item>
          </text:list>
        </text:list-item>
        <text:list-item>
          <text:p text:style-name="P21"/>
        </text:list-item>
      </text:list>
      <text:p text:style-name="P13">Completed</text:p>
      <text:p text:style-name="P12"/>
      <text:list xml:id="list163872179241828995" text:style-name="L6">
        <text:list-item>
          <text:p text:style-name="P22">[Critical] Get the highway priority and permission UI to properly display and modify a highway's state.</text:p>
          <text:list>
            <text:list-item>
              <text:p text:style-name="P22">Estimated 2 hours to complete.</text:p>
            </text:list-item>
            <text:list-item>
              <text:p text:style-name="P22">Took ~2 hours and 40 minutes to complete.</text:p>
            </text:list-item>
          </text:list>
        </text:list-item>
        <text:list-item>
          <text:p text:style-name="P24"><text:span text:style-name="T2">[Critical]</text:span> <text:span text:style-name="T2">Debug ResourceDepot creation and state.</text:span></text:p>
          <text:list>
            <text:list-item>
              <text:p text:style-name="P22">Estimated 2 hours to complete.</text:p>
            </text:list-item>
            <text:list-item>
              <text:p text:style-name="P22">Took ~ 40 minutes to complete.</text:p>
            </text:list-item>
          </text:list>
        </text:list-item>
        <text:list-item>
          <text:p text:style-name="P22">[Critical] Finish debugging highway pulling and pushing.</text:p>
          <text:list>
            <text:list-item>
              <text:p text:style-name="P22">Estmiated 3 hours to complete.</text:p>
            </text:list-item>
            <text:list-item>
              <text:p text:style-name="P22">Took ~ 1 1/2 hours to complete.</text:p>
            </text:list-item>
          </text:list>
        </text:list-item>
        <text:list-item>
          <text:p text:style-name="P22">[Critical] Change the ResourceTypes, ComplexityDefinitions, and ComplexityLadders to conform with the parameters of Paper Prototype 2.2.</text:p>
          <text:list>
            <text:list-item>
              <text:p text:style-name="P22">Estimated 30 minutes to complete.</text:p>
            </text:list-item>
            <text:list-item>
              <text:p text:style-name="P22">Took ~ 11 minutes to complete, but necessarily could not implement a set of desirable behaviour (Empty Land).</text:p>
            </text:list-item>
          </text:list>
        </text:list-item>
        <text:list-item>
          <text:p text:style-name="P22">Construct and integrate a SocietySummaryDisplay module.</text:p>
          <text:list>
            <text:list-item>
              <text:p text:style-name="P22">Design the UI proper.</text:p>
              <text:list>
                <text:list-item>
                  <text:p text:style-name="P22">Estimated 1 hour to complete.</text:p>
                </text:list-item>
                <text:list-item>
                  <text:p text:style-name="P22">Took ~30 minutes to complete</text:p>
                </text:list-item>
              </text:list>
            </text:list-item>
            <text:list-item>
              <text:p text:style-name="P22">Design the code to control the UI.</text:p>
              <text:list>
                <text:list-item>
                  <text:p text:style-name="P22">Estimated 30 minutes to complete.</text:p>
                </text:list-item>
                <text:list-item>
                  <text:p text:style-name="P22">Took ~1 hour to complete, though bled into subtask C.</text:p>
                </text:list-item>
              </text:list>
            </text:list-item>
            <text:list-item>
              <text:p text:style-name="P22">Integrate the necessary eventing code into Society and UIControl.</text:p>
              <text:list>
                <text:list-item>
                  <text:p text:style-name="P22">Estimated 1 hour to complete.</text:p>
                </text:list-item>
                <text:list-item>
                  <text:p text:style-name="P22">Took ~ 30 minutes to complete, though bled into subtask B.</text:p>
                </text:list-item>
              </text:list>
            </text:list-item>
          </text:list>
        </text:list-item>
        <text:list-item>
          <text:p text:style-name="P22">[Important] Resolve the position and scaling bugs that occur when ResourceBlobs move through BlobSites and BlobHighways.</text:p>
          <text:list>
            <text:list-item>
              <text:p text:style-name="P22">Fix the scaling issues so that ResourceBlobs never change size.</text:p>
              <text:list>
                <text:list-item>
                  <text:p text:style-name="P22">Estimated 30 minutes to complete.</text:p>
                </text:list-item>
                <text:list-item>
                  <text:p text:style-name="P22">Was completed incidentally while resolving other tasks.</text:p>
                </text:list-item>
              </text:list>
            </text:list-item>
            <text:list-item>
              <text:p text:style-name="P22">Fix the in-Highway position bugs so that ResourceBlobs always travel down the tubes they are contained by.</text:p>
              <text:list>
                <text:list-item>
                  <text:p text:style-name="P22">Estimated 1 hour to complete.</text:p>
                </text:list-item>
                <text:list-item>
                  <text:p text:style-name="P22">Took ~1 hour to complete, though it overlapped with unanticipated tasks.</text:p>
                </text:list-item>
              </text:list>
            </text:list-item>
            <text:list-item>
              <text:p text:style-name="P22"><text:soft-page-break/>Return BlobAlignment strategies to BlobSites, so BlobSite contents are distributed in space.</text:p>
              <text:list>
                <text:list-item>
                  <text:p text:style-name="P22">Estimated 1 hour to complete.</text:p>
                </text:list-item>
                <text:list-item>
                  <text:p text:style-name="P22">Took ~30 minutes.</text:p>
                </text:list-item>
              </text:list>
            </text:list-item>
            <text:list-item>
              <text:p text:style-name="P22">There was a decent amount of unanticipated debugging work that weaved its way through most subtasks but was otherwise unrelated to them.</text:p>
            </text:list-item>
          </text:list>
        </text:list-item>
        <text:list-item>
          <text:p text:style-name="P22">[Critical] Debug Society production cycles, consumption cycles, ascent conditions, and descent conditions until they conform as close as they can to Paper Prototype 2.2.</text:p>
          <text:list>
            <text:list-item>
              <text:p text:style-name="P22">Estimated 2 hours to complete.</text:p>
            </text:list-item>
            <text:list-item>
              <text:p text:style-name="P22">Took ~2 1/2 to 3 hours to complete.</text:p>
            </text:list-item>
          </text:list>
        </text:list-item>
        <text:list-item>
          <text:p text:style-name="P22">[Critical] Permit manual changes of a society's position on the complexity ladder in the editor.</text:p>
          <text:list>
            <text:list-item>
              <text:p text:style-name="P22">Estimated 2 hours to complete.</text:p>
            </text:list-item>
            <text:list-item>
              <text:p text:style-name="P22">Took ~10 minutes to complete.</text:p>
            </text:list-item>
          </text:list>
        </text:list-item>
        <text:list-item>
          <text:p text:style-name="P22">[Important] Debug the creation and destruction of ConstructionZones.</text:p>
          <text:list>
            <text:list-item>
              <text:p text:style-name="P22">Get the ConstructionPanel UI to correctly construct ResourceDepot ConstructionZones.</text:p>
              <text:list>
                <text:list-item>
                  <text:p text:style-name="P22">Estimated 30 minutes to complete.</text:p>
                </text:list-item>
              </text:list>
            </text:list-item>
            <text:list-item>
              <text:p text:style-name="P22">Get the ConstructionZoneSummaryDisplay to properly destroy its ConstructionZone when requested.</text:p>
              <text:list>
                <text:list-item>
                  <text:p text:style-name="P22">Estimated 30 minutes to complete.</text:p>
                </text:list-item>
              </text:list>
            </text:list-item>
            <text:list-item>
              <text:p text:style-name="P22">Debug the creation of ResourceDepots via ConstructionZones.</text:p>
              <text:list>
                <text:list-item>
                  <text:p text:style-name="P22">Estimated 30 minutes to complete.</text:p>
                </text:list-item>
              </text:list>
            </text:list-item>
            <text:list-item>
              <text:p text:style-name="P22">Whole task took ~40 minutes to complete, with no clear separation between the subtasks.</text:p>
            </text:list-item>
          </text:list>
        </text:list-item>
      </text:list>
      <text:p text:style-name="P12"/>
      <text:p text:style-name="P12"/>
      <text:p text:style-name="P12"/>
      <text:p text:style-name="P12"/>
      <text:p text:style-name="P13">Abandoned</text:p>
      <text:p text:style-name="P12"/>
      <text:list xml:id="list3017845883861920595" text:style-name="L7">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2M19S</meta:editing-duration>
    <meta:editing-cycles>24</meta:editing-cycles>
    <meta:generator>OpenOffice/4.1.1$Win32 OpenOffice.org_project/411m6$Build-9775</meta:generator>
    <dc:date>2017-03-30T12:36:40.09</dc:date>
    <meta:document-statistic meta:table-count="0" meta:image-count="0" meta:object-count="0" meta:page-count="7" meta:paragraph-count="106" meta:word-count="1793" meta:character-count="10720"/>
    <meta:user-defined meta:name="Info 1"/>
    <meta:user-defined meta:name="Info 2"/>
    <meta:user-defined meta:name="Info 3"/>
    <meta:user-defined meta:name="Info 4"/>
  </office:meta>
</office:document-meta>
</file>